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10000019DC3C88DD1.png" manifest:media-type="image/png"/>
  <manifest:file-entry manifest:full-path="Pictures/10000001000000860000008612D34971.png" manifest:media-type="image/png"/>
  <manifest:file-entry manifest:full-path="Pictures/1000026500000B0F00000B0F5F5A0070.svg" manifest:media-type="image/svg+xml"/>
  <manifest:file-entry manifest:full-path="Pictures/10000001000001B1000001B1E29035D3.png" manifest:media-type="image/png"/>
  <manifest:file-entry manifest:full-path="Pictures/100000010000012C0000015DBB979900.png" manifest:media-type="image/png"/>
  <manifest:file-entry manifest:full-path="Pictures/100000010000008600000086EC0AF7DD.png" manifest:media-type="image/png"/>
  <manifest:file-entry manifest:full-path="Pictures/100003FE00000B0F00000B0F50E3C914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="Arrowheads_20_1" draw:marker-end-width="0.459cm" svg:stroke-opacity="100%" svg:stroke-linecap="round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standard">
      <style:graphic-properties draw:stroke="none" svg:stroke-color="#bdbdbd" svg:stroke-linecap="round" draw:fill-color="#e0e0e0" draw:opacity="100%" draw:textarea-horizontal-align="justify" draw:textarea-vertical-align="middle" draw:auto-grow-height="false" fo:min-height="5.094cm" fo:min-width="4.263cm" draw:shadow="hidden" loext:glow-radius="0cm" loext:softedge-radius="0.247cm" loext:decorative="false"/>
    </style:style>
    <style:style style:name="gr3" style:family="graphic" style:parent-style-name="objectwithoutfill">
      <style:graphic-properties svg:stroke-width="0.159cm" svg:stroke-color="#616161" draw:marker-start-width="0.439cm" draw:marker-end-width="0.439cm" svg:stroke-linecap="round" draw:fill="none" draw:textarea-vertical-align="middle" fo:padding-top="0.205cm" fo:padding-bottom="0.205cm" fo:padding-left="0.33cm" fo:padding-right="0.33cm" loext:decorative="false"/>
    </style:style>
    <style:style style:name="gr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2.991cm" draw:shadow="visible" draw:shadow-offset-x="0.035cm" draw:shadow-offset-y="0.03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1.53cm" style:writing-mode="lr-tb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standard" style:list-style-name="L3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" style:family="graphic" style:parent-style-name="standard" style:list-style-name="L3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" style:family="graphic" style:parent-style-name="standard" style:list-style-name="L3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" style:family="graphic">
      <style:graphic-properties style:writing-mode="lr-tb" loext:decorative="false"/>
    </style:style>
    <style:style style:name="gr11" style:family="graphic" style:parent-style-name="standard" style:list-style-name="L2">
      <style:graphic-properties draw:stroke="solid" draw:stroke-dash="Dash" svg:stroke-width="0.035cm" svg:stroke-color="#808080" draw:marker-start="" draw:marker-start-width="0.2cm" draw:marker-start-center="false" draw:marker-end="" draw:marker-end-width="0.2cm" draw:marker-end-center="false" svg:stroke-linecap="butt" draw:fill="solid" draw:fill-color="#eeeeee" draw:opacity="30%" draw:textarea-horizontal-align="justify" draw:textarea-vertical-align="middle" draw:auto-grow-height="false" fo:min-height="0.352cm" fo:min-width="0.15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draw:stroke-dash="Dash" svg:stroke-width="0.035cm" svg:stroke-color="#3465a4" draw:marker-start="" draw:marker-start-width="0.242cm" draw:marker-start-center="false" draw:marker-end="" draw:marker-end-width="0.242cm" draw:marker-end-center="false" svg:stroke-linecap="butt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draw:stroke-dash="Dash" svg:stroke-width="0.035cm" svg:stroke-color="#3465a4" draw:marker-start="" draw:marker-start-width="0.242cm" draw:marker-start-center="false" draw:marker-end="" draw:marker-end-width="0.242cm" draw:marker-end-center="false" svg:stroke-linecap="butt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solid" draw:stroke-dash="Dash" svg:stroke-width="0.035cm" svg:stroke-color="#3465a4" draw:marker-start="" draw:marker-start-width="0.242cm" draw:marker-start-center="false" draw:marker-end="" draw:marker-end-width="0.242cm" draw:marker-end-center="false" svg:stroke-linecap="butt" draw:fill="none" draw:fill-color="#729fcf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2">
      <style:graphic-properties draw:stroke="solid" draw:stroke-dash="Dash" svg:stroke-width="0.035cm" svg:stroke-color="#3465a4" draw:marker-start="" draw:marker-start-width="0.242cm" draw:marker-start-center="false" draw:marker-end="" draw:marker-end-width="0.242cm" draw:marker-end-center="false" svg:stroke-linecap="butt" draw:fill="none" draw:fill-color="#729fcf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" svg:stroke-width="0.035cm" svg:stroke-color="#3465a4" draw:marker-start="" draw:marker-start-width="0.242cm" draw:marker-start-center="false" draw:marker-end="" draw:marker-end-width="0.242cm" draw:marker-end-center="false" svg:stroke-linecap="butt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" svg:stroke-width="0.035cm" svg:stroke-color="#3465a4" draw:marker-start="" draw:marker-start-width="0.242cm" draw:marker-start-center="false" draw:marker-end="" draw:marker-end-width="0.242cm" draw:marker-end-center="false" svg:stroke-linecap="butt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8" style:family="graphic" style:parent-style-name="standard">
      <style:graphic-properties draw:stroke="none" draw:fill-color="#c5cae9" draw:textarea-horizontal-align="justify" draw:textarea-vertical-align="middle" draw:auto-grow-height="false" fo:min-height="0.703cm" fo:min-width="3.31cm" style:writing-mode="lr-tb" loext:decorative="false"/>
      <style:paragraph-properties style:writing-mode="lr-tb"/>
    </style:style>
    <style:style style:name="gr19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0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1.922cm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eeeeee" draw:opacity="30%" draw:textarea-horizontal-align="justify" draw:textarea-vertical-align="top" draw:auto-grow-height="false" fo:min-height="3.335cm" fo:min-width="4.47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4" style:family="graphic" style:parent-style-name="standard">
      <style:graphic-properties svg:stroke-color="#f5f5f5" draw:textarea-horizontal-align="justify" draw:textarea-vertical-align="middle" draw:auto-grow-height="false" fo:min-height="0.414cm" fo:min-width="13.887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f5f5f5" draw:textarea-horizontal-align="justify" draw:textarea-vertical-align="middle" draw:auto-grow-height="false" fo:min-height="0.414cm" fo:min-width="14.679cm" style:writing-mode="lr-tb" loext:decorative="false"/>
      <style:paragraph-properties style:writing-mode="lr-tb"/>
    </style:style>
    <style:style style:name="gr36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3.628cm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9" style:family="graphic" style:parent-style-name="standard" style:list-style-name="L3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0" style:family="graphic" style:parent-style-name="standard" style:list-style-name="L3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1" style:family="graphic" style:parent-style-name="standard" style:list-style-name="L3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none" svg:stroke-width="0.106cm" svg:stroke-color="#3465a4" draw:marker-start="" draw:marker-start-width="0.252cm" draw:marker-start-center="false" draw:marker-end="" draw:marker-end-width="0.252cm" draw:marker-end-center="false" svg:stroke-linecap="butt" draw:fill="solid" draw:fill-color="#4472c4" draw:secondary-fill-color="#4472c4" draw:textarea-horizontal-align="justify" draw:textarea-vertical-align="middle" draw:auto-grow-height="false" draw:fit-to-size="false" style:shrink-to-fit="false" fo:min-height="3.726cm" fo:min-width="4.467cm" fo:padding-top="0.142cm" fo:padding-bottom="0.142cm" fo:padding-left="0.267cm" fo:padding-right="0.267cm" fo:wrap-option="wrap" draw:shadow="hidden" draw:shadow-offset-x="0cm" draw:shadow-offset-y="1.058cm" draw:shadow-color="#808080" draw:shadow-opacity="40%" loext:decorative="false"/>
    </style:style>
    <style:style style:name="gr4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standard" style:list-style-name="L2">
      <style:graphic-properties draw:stroke="solid" svg:stroke-width="0.2cm" svg:stroke-color="#ffffff" draw:marker-start="" draw:marker-start-width="0.5cm" draw:marker-start-center="false" draw:marker-end="" draw:marker-end-width="0.5cm" draw:marker-end-center="false" draw:fill="gradient" draw:fill-color="#729fcf" draw:fill-gradient-name="Gradient_20_9" draw:gradient-step-count="0" draw:opacity="100%" draw:textarea-horizontal-align="justify" draw:textarea-vertical-align="middle" draw:auto-grow-height="false" fo:min-height="0.54cm" fo:min-width="2.015cm" fo:padding-top="0.225cm" fo:padding-bottom="0.225cm" fo:padding-left="0.35cm" fo:padding-right="0.35cm" fo:wrap-option="wrap" draw:shadow="visible" draw:shadow-offset-x="-0.212cm" draw:shadow-offset-y="0cm" draw:shadow-color="#ff8000" loext:decorative="false"/>
    </style:style>
    <style:style style:name="gr46" style:family="graphic" style:parent-style-name="standard" style:list-style-name="L2">
      <style:graphic-properties draw:stroke="solid" svg:stroke-width="0.2cm" svg:stroke-color="#ffffff" draw:marker-start="" draw:marker-start-width="0.5cm" draw:marker-start-center="false" draw:marker-end="" draw:marker-end-width="0.5cm" draw:marker-end-center="false" draw:fill="gradient" draw:fill-color="#729fcf" draw:fill-gradient-name="Gradient_20_7" draw:gradient-step-count="0" draw:opacity="100%" draw:textarea-horizontal-align="justify" draw:textarea-vertical-align="middle" draw:auto-grow-height="false" fo:min-height="0.54cm" fo:min-width="2.017cm" fo:padding-top="0.225cm" fo:padding-bottom="0.225cm" fo:padding-left="0.35cm" fo:padding-right="0.35cm" fo:wrap-option="wrap" draw:shadow="visible" draw:shadow-offset-x="0.212cm" draw:shadow-offset-y="0cm" draw:shadow-color="#2a6099" loext:decorative="false"/>
    </style:style>
    <style:style style:name="gr47" style:family="graphic" style:parent-style-name="standard" style:list-style-name="L2">
      <style:graphic-properties draw:stroke="solid" svg:stroke-width="0.035cm" svg:stroke-color="#666666" draw:marker-start="" draw:marker-start-width="0.252cm" draw:marker-start-center="false" draw:marker-end="" draw:marker-end-width="0.252cm" draw:marker-end-center="false" draw:fill="solid" draw:fill-color="#b2b2b2" draw:textarea-horizontal-align="justify" draw:textarea-vertical-align="middle" draw:auto-grow-height="false" fo:min-height="0.119cm" fo:min-width="0.822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4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323cm" fo:min-width="0.653cm" fo:padding-top="0.14cm" fo:padding-bottom="0.14cm" fo:padding-left="0.01cm" fo:padding-right="0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50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0e0e0" draw:opacity="100%"/>
      <style:paragraph-properties fo:text-align="center"/>
      <style:text-properties fo:color="#c5cae9" loext:opacity="100%"/>
    </style:style>
    <style:style style:name="P3" style:family="paragraph">
      <style:paragraph-properties fo:text-align="center"/>
      <style:text-properties fo:color="#424242" loext:opacity="100%" style:font-name="Alef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color="#424242" loext:opacity="100%" style:font-name="Alef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color="#ad1457" loext:opacity="100%" style:font-name="Comic Sans MS" fo:font-size="16pt" fo:font-weight="bold" style:font-weight-asian="bold" style:font-weight-complex="bold"/>
    </style:style>
    <style:style style:name="P6" style:family="paragraph">
      <loext:graphic-properties draw:fill="none"/>
      <style:paragraph-properties fo:text-align="center" style:writing-mode="lr-tb"/>
      <style:text-properties fo:color="#ad1457" loext:opacity="100%" style:font-name="Comic Sans MS" fo:font-size="16pt" fo:font-weight="bold" style:font-weight-asian="bold" style:font-weight-complex="bold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eeeeee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</style:style>
    <style:style style:name="P11" style:family="paragraph">
      <loext:graphic-properties draw:fill-color="#c5cae9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5pt" style:font-size-asian="18pt" style:font-size-complex="18pt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de7" loext:opacity="100%" style:text-outline="false" style:text-line-through-style="none" style:text-line-through-type="none" style:text-position="0% 100%" style:font-name="Arial Black" fo:font-size="15pt" fo:letter-spacing="0.12cm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  <style:text-properties fo:color="#ad1457" loext:opacity="100%" style:font-name="Comic Sans MS" fo:font-size="16pt" fo:font-weight="normal" style:font-weight-asian="bold" style:font-weight-complex="bold"/>
    </style:style>
    <style:style style:name="P16" style:family="paragraph">
      <loext:graphic-properties draw:fill="none"/>
      <style:paragraph-properties fo:text-align="center" style:writing-mode="lr-tb"/>
      <style:text-properties fo:color="#ad1457" loext:opacity="100%" style:font-name="Comic Sans MS" fo:font-size="16pt" fo:font-weight="normal" style:font-weight-asian="bold" style:font-weight-complex="bold"/>
    </style:style>
    <style:style style:name="P17" style:family="paragraph">
      <style:paragraph-properties fo:text-align="center"/>
      <style:text-properties fo:color="#212121" loext:opacity="100%" style:font-name="Comic Sans MS" fo:font-size="16pt" fo:font-weight="normal" style:font-weight-asian="bold" style:font-weight-complex="bold"/>
    </style:style>
    <style:style style:name="P18" style:family="paragraph">
      <loext:graphic-properties draw:fill="none"/>
      <style:paragraph-properties fo:text-align="center" style:writing-mode="lr-tb"/>
      <style:text-properties fo:color="#212121" loext:opacity="100%" style:font-name="Comic Sans MS" fo:font-size="16pt" fo:font-weight="normal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1pt 1pt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loext:graphic-properties draw:fill="solid" draw:fill-color="#eeeeee" draw:opacity="3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1pt 1pt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text-align="center"/>
      <style:text-properties fo:letter-spacing="0.2cm" fo:font-weight="bold" style:font-weight-asian="bold" style:font-weight-complex="bold"/>
    </style:style>
    <style:style style:name="P24" style:family="paragraph">
      <style:paragraph-properties fo:text-align="center" style:writing-mode="lr-tb"/>
      <style:text-properties fo:letter-spacing="0.2cm" fo:font-weight="bold" style:font-weight-asian="bold" style:font-weight-complex="bold"/>
    </style:style>
    <style:style style:name="P25" style:family="paragraph">
      <loext:graphic-properties draw:fill="solid" draw:fill-color="#4472c4" draw:secondary-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color="#729fcf" draw:fill-gradient-name="Gradient_20_9" draw:gradient-step-count="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gradient" draw:fill-color="#729fcf" draw:fill-gradient-name="Gradient_20_7" draw:gradient-step-count="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3faf46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3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24242" loext:opacity="100%" style:font-name="Alef" fo:font-size="24pt" fo:font-weight="normal" style:font-size-asian="24pt" style:font-weight-asian="bold" style:font-size-complex="24pt" style:font-weight-complex="bold"/>
    </style:style>
    <style:style style:name="T2" style:family="text">
      <style:text-properties fo:color="#ad1457" loext:opacity="100%" style:font-name="Comic Sans MS" fo:font-size="16pt" fo:font-weight="bold" style:font-weight-asian="bold" style:font-weight-complex="bold"/>
    </style:style>
    <style:style style:name="T3" style:family="text">
      <style:text-properties fo:font-variant="normal" fo:text-transform="none" fo:color="#fffde7" loext:opacity="100%" style:text-outline="false" style:text-line-through-style="none" style:text-line-through-type="none" style:text-position="0% 100%" style:font-name="Arial Black" fo:letter-spacing="0.12cm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ad1457" loext:opacity="100%" style:font-name="Comic Sans MS" fo:font-size="16pt" fo:font-weight="normal" style:font-weight-asian="bold" style:font-weight-complex="bold"/>
    </style:style>
    <style:style style:name="T5" style:family="text">
      <style:text-properties fo:color="#212121" loext:opacity="100%" style:font-name="Comic Sans MS" fo:font-size="16pt" fo:font-weight="normal" style:font-weight-asian="bold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1pt 1pt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letter-spacing="0.2cm" fo:font-weight="bold" style:font-weight-asian="bold" style:font-weight-complex="bold"/>
    </style:style>
    <style:style style:name="T8" style:family="text">
      <style:text-properties fo:color="#ad1457" loext:opacity="100%" style:font-name="Comic Sans MS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01cm" text:min-label-width="0.6cm"/>
        <style:text-properties fo:font-family="OpenSymbol" style:font-charset="x-symbol" fo:color="#ffffff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715cm" svg:y1="7.985cm" svg:x2="12.747cm" svg:y2="16.557cm">
          <text:p/>
        </draw:line>
        <draw:custom-shape draw:style-name="gr2" draw:text-style-name="P2" draw:layer="layout" svg:width="4.763cm" svg:height="5.344cm" svg:x="11.77cm" svg:y="16.92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959cm" svg:y1="18.002cm" svg:x2="16.085cm" svg:y2="18.074cm">
          <text:p/>
        </draw:line>
        <draw:custom-shape draw:style-name="gr4" draw:text-style-name="P4" draw:layer="layout" svg:width="3.491cm" svg:height="0.635cm" draw:transform="rotate (-0.0174532925199433) translate (13.029cm 17.22cm)">
          <text:p text:style-name="P3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3cm" svg:height="0.635cm" svg:x="13.14cm" svg:y="19.068cm">
          <text:p text:style-name="P5"><text:span text:style-name="T2">Year</text:span></text:p>
          <draw:enhanced-geometry svg:viewBox="0 0 21600 21600" draw:type="rectangle" draw:enhanced-path="M 0 0 L 21600 0 21600 21600 0 21600 0 0 Z N"/>
        </draw:custom-shape>
        <draw:g draw:style-name="gr6">
          <draw:glue-point draw:id="4" svg:x="5cm" svg:y="-5cm"/>
          <draw:glue-point draw:id="5" svg:x="5cm" svg:y="5cm"/>
          <draw:line draw:style-name="gr7" draw:text-style-name="P7" draw:layer="layout" svg:x1="16.689cm" svg:y1="10.232cm" svg:x2="16.689cm" svg:y2="10.482cm">
            <text:p/>
          </draw:line>
          <draw:line draw:style-name="gr8" draw:text-style-name="P7" draw:layer="layout" svg:x1="16.439cm" svg:y1="10.482cm" svg:x2="16.689cm" svg:y2="10.982cm">
            <text:p/>
          </draw:line>
          <draw:line draw:style-name="gr9" draw:text-style-name="P7" draw:layer="layout" svg:x1="16.689cm" svg:y1="10.982cm" svg:x2="16.689cm" svg:y2="11.232cm">
            <text:p/>
          </draw:line>
        </draw:g>
        <draw:g draw:name="configure" draw:style-name="gr10">
          <draw:custom-shape draw:style-name="gr11" draw:text-style-name="P8" draw:layer="layout" svg:width="0.683cm" svg:height="0.635cm" svg:x="12.652cm" svg:y="20.80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12.823cm" svg:y1="21.04cm" svg:x2="12.994cm" svg:y2="21.041cm">
            <text:p/>
          </draw:line>
          <draw:line draw:style-name="gr13" draw:text-style-name="P9" draw:layer="layout" svg:x1="12.95cm" svg:y1="21.2cm" svg:x2="13.164cm" svg:y2="21.2cm">
            <text:p/>
          </draw:line>
          <draw:custom-shape draw:style-name="gr14" draw:text-style-name="P9" draw:layer="layout" svg:width="0.085cm" svg:height="0.079cm" svg:x="12.994cm" svg:y="21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85cm" svg:height="0.079cm" svg:x="12.865cm" svg:y="2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9" draw:layer="layout" svg:x1="12.823cm" svg:y1="21.2cm" svg:x2="12.865cm" svg:y2="21.2cm">
            <text:p/>
          </draw:line>
          <draw:line draw:style-name="gr17" draw:text-style-name="P9" draw:layer="layout" svg:x1="13.164cm" svg:y1="21.041cm" svg:x2="13.079cm" svg:y2="21.041cm">
            <text:p/>
          </draw:line>
        </draw:g>
        <draw:custom-shape draw:style-name="gr18" draw:text-style-name="P11" draw:layer="layout" svg:width="3.81cm" svg:height="0.953cm" svg:x="6.769cm" svg:y="8.532cm">
          <text:p text:style-name="P10">Bounds</text:p>
          <draw:enhanced-geometry svg:viewBox="0 0 21600 21600" draw:type="rectangle" draw:enhanced-path="M 0 0 L 21600 0 21600 21600 0 21600 0 0 Z N"/>
        </draw:custom-shape>
        <draw:frame draw:name="Earth" draw:style-name="gr19" draw:text-style-name="P13" draw:layer="layout" svg:width="2.54cm" svg:height="2.54cm" svg:x="3.152cm" svg:y="3.175cm">
          <draw:image xlink:href="Pictures/10000001000001B10000019DC3C88DD1.png" xlink:type="simple" xlink:show="embed" xlink:actuate="onLoad" draw:mime-type="image/png">
            <text:p text:style-name="P12"><text:span text:style-name="T3">SOL3</text:span></text:p>
          </draw:image>
        </draw:frame>
        <draw:frame draw:name="Sun 1" draw:style-name="gr20" draw:text-style-name="P14" draw:layer="layout" svg:width="2.222cm" svg:height="2.222cm" svg:x="1cm" svg:y="1cm">
          <draw:image xlink:href="Pictures/10000001000001B1000001B1E29035D3.png" xlink:type="simple" xlink:show="embed" xlink:actuate="onLoad" draw:mime-type="image/png">
            <text:p/>
          </draw:image>
        </draw:frame>
        <draw:custom-shape draw:style-name="gr21" draw:text-style-name="P16" draw:layer="layout" svg:width="3.81cm" svg:height="0.635cm" svg:x="11.987cm" svg:y="19.868cm">
          <text:p text:style-name="P15"><text:span text:style-name="T4">thru Unit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2.422cm" svg:height="0.635cm" svg:x="13.075cm" svg:y="20.768cm">
          <text:p text:style-name="P17"><text:span text:style-name="T5">circa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view-calendar" draw:style-name="gr10">
          <draw:custom-shape draw:style-name="gr23" draw:text-style-name="P20" draw:layer="layout" svg:width="4.975cm" svg:height="3.584cm" svg:x="7.32cm" svg:y="10.312cm">
            <text:p text:style-name="P19"><text:span text:style-name="T6">[Day]Mont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24" draw:text-style-name="P21" draw:layer="layout" svg:width="2.487cm" svg:height="1.568cm" svg:x="8.559cm" svg:y="11.426cm" svg:viewBox="0 0 2488 1569" draw:points="0,1569 2488,1569 2488,0 0,0">
            <text:p/>
          </draw:polygon>
          <draw:polygon draw:style-name="gr25" draw:text-style-name="P22" draw:layer="layout" svg:width="0.221cm" svg:height="0.621cm" draw:transform="rotate (-1.5707963267949) translate (9.4891cm 11.204416cm)" svg:viewBox="0 0 222 622" draw:points="0,622 222,622 222,0 0,0">
            <text:p/>
          </draw:polygon>
          <draw:polygon draw:style-name="gr26" draw:text-style-name="P22" draw:layer="layout" svg:width="0.221cm" svg:height="0.621cm" draw:transform="rotate (-1.5707963267949) translate (10.73285cm 11.204416cm)" svg:viewBox="0 0 222 622" draw:points="0,622 222,622 222,0 0,0">
            <text:p/>
          </draw:polygon>
          <draw:polygon draw:style-name="gr27" draw:text-style-name="P22" draw:layer="layout" svg:width="0.221cm" svg:height="0.308cm" draw:transform="rotate (-1.5707963267949) translate (10.727875cm 12.548416cm)" svg:viewBox="0 0 222 309" draw:points="0,309 222,309 222,0 0,0">
            <text:p/>
          </draw:polygon>
          <draw:polygon draw:style-name="gr28" draw:text-style-name="P22" draw:layer="layout" svg:width="0.221cm" svg:height="0.308cm" draw:transform="rotate (-1.5707963267949) translate (10.727875cm 12.100416cm)" svg:viewBox="0 0 222 309" draw:points="0,309 222,309 222,0 0,0">
            <text:p/>
          </draw:polygon>
          <draw:polygon draw:style-name="gr29" draw:text-style-name="P22" draw:layer="layout" svg:width="0.221cm" svg:height="0.308cm" draw:transform="rotate (-1.5707963267949) translate (10.727875cm 11.652416cm)" svg:viewBox="0 0 222 309" draw:points="0,309 222,309 222,0 0,0">
            <text:p/>
          </draw:polygon>
          <draw:polygon draw:style-name="gr30" draw:text-style-name="P22" draw:layer="layout" svg:width="0.221cm" svg:height="0.308cm" draw:transform="rotate (-1.5707963267949) translate (10.106cm 12.100416cm)" svg:viewBox="0 0 222 309" draw:points="0,309 222,309 222,0 0,0">
            <text:p/>
          </draw:polygon>
          <draw:polygon draw:style-name="gr31" draw:text-style-name="P22" draw:layer="layout" svg:width="0.221cm" svg:height="0.308cm" draw:transform="rotate (-1.5707963267949) translate (10.106cm 11.652416cm)" svg:viewBox="0 0 222 309" draw:points="0,309 222,309 222,0 0,0">
            <text:p/>
          </draw:polygon>
          <draw:polygon draw:style-name="gr32" draw:text-style-name="P22" draw:layer="layout" svg:width="0.221cm" svg:height="0.308cm" draw:transform="rotate (-1.5707963267949) translate (9.4891cm 12.100416cm)" svg:viewBox="0 0 222 309" draw:points="0,309 222,309 222,0 0,0">
            <text:p/>
          </draw:polygon>
          <draw:polygon draw:style-name="gr33" draw:text-style-name="P22" draw:layer="layout" svg:width="0.221cm" svg:height="0.308cm" draw:transform="rotate (-1.5707963267949) translate (9.4891cm 11.652416cm)" svg:viewBox="0 0 222 309" draw:points="0,309 222,309 222,0 0,0">
            <text:p/>
          </draw:polygon>
        </draw:g>
        <draw:custom-shape draw:style-name="gr34" draw:text-style-name="P24" draw:layer="layout" svg:width="14.387cm" svg:height="0.664cm" draw:transform="rotate (0.628318530717959) translate (1.035cm 9.353cm)">
          <text:p text:style-name="P23"><text:span text:style-name="T7">Timescale: CE … Big Bang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15.179cm" svg:height="0.664cm" draw:transform="rotate (0.628318530717959) translate (6.417cm 18.925cm)">
          <text:p text:style-name="P23"><text:span text:style-name="T7">Unit: Year … Century ... Aeon</text:span></text:p>
          <draw:enhanced-geometry svg:viewBox="0 0 21600 21600" draw:type="rectangle" draw:enhanced-path="M 0 0 L 21600 0 21600 21600 0 21600 0 0 Z N"/>
        </draw:custom-shape>
        <draw:frame draw:name="Calculator 2" draw:style-name="gr36" draw:text-style-name="P14" draw:layer="layout" svg:width="0.522cm" svg:height="0.626cm" svg:x="12.63cm" svg:y="19.138cm">
          <draw:image xlink:href="Pictures/100000010000012C0000015DBB979900.png" xlink:type="simple" xlink:show="embed" xlink:actuate="onLoad" draw:mime-type="image/png">
            <text:p/>
          </draw:image>
        </draw:frame>
        <draw:custom-shape draw:style-name="gr37" draw:text-style-name="P6" draw:layer="layout" svg:width="4.128cm" svg:height="0.635cm" svg:x="12.112cm" svg:y="18.262cm">
          <text:p text:style-name="P5"><text:span text:style-name="T2">[</text:span><text:span text:style-name="T8">Month</text:span><text:span text:style-name="T2">[Day]]</text:span></text:p>
          <draw:enhanced-geometry svg:viewBox="0 0 21600 21600" draw:type="rectangle" draw:enhanced-path="M 0 0 L 21600 0 21600 21600 0 21600 0 0 Z N"/>
        </draw:custom-shape>
        <draw:g draw:style-name="gr6">
          <draw:line draw:style-name="gr38" draw:text-style-name="P7" draw:layer="layout" svg:x1="6.342cm" svg:y1="10.207cm" svg:x2="6.342cm" svg:y2="11.755cm">
            <text:p/>
          </draw:line>
          <draw:line draw:style-name="gr39" draw:text-style-name="P7" draw:layer="layout" svg:x1="6.783cm" svg:y1="10.207cm" svg:x2="6.783cm" svg:y2="11.755cm">
            <text:p/>
          </draw:line>
          <draw:line draw:style-name="gr40" draw:text-style-name="P7" draw:layer="layout" svg:x1="6.342cm" svg:y1="10.981cm" svg:x2="5.458cm" svg:y2="10.981cm">
            <text:p/>
          </draw:line>
          <draw:line draw:style-name="gr41" draw:text-style-name="P7" draw:layer="layout" svg:x1="6.783cm" svg:y1="10.981cm" svg:x2="7.667cm" svg:y2="10.981cm">
            <text:p/>
          </draw:line>
        </draw:g>
      </draw:page>
      <draw:page draw:name="page2" draw:style-name="dp1" draw:master-page-name="Default">
        <draw:custom-shape draw:name="oval-arrow" draw:style-name="gr42" draw:text-style-name="P25" draw:layer="layout" svg:width="5cm" svg:height="4.009cm" svg:x="8.242cm" svg:y="18.964cm">
          <text:p/>
          <draw:enhanced-geometry draw:mirror-horizontal="false" draw:mirror-vertical="false" svg:viewBox="0 0 0 0" draw:extrusion="true" draw:extrusion-color="true" dr3d:shade-mode="flat" draw:extrusion-metal="false" draw:extrusion-diffusion="0%" draw:extrusion-first-light-direction="(-50000 -50000 10000)" draw:extrusion-second-light-direction="(50000 0 10000)" draw:extrusion-viewpoint="(3.472cm -3.472cm 25cm)" draw:extrusion-origin="0.5 -0.5" draw:extrusion-skew="50 -135" draw:extrusion-brightness="34%" draw:extrusion-light-face="true" draw:extrusion-first-light-harsh="true" draw:extrusion-second-light-harsh="false" draw:extrusion-first-light-level="66%" draw:extrusion-second-light-level="66%" draw:extrusion-depth="1cm 0" dr3d:projection="parallel" draw:extrusion-rotation-angle="5 0" loext:extrusion-specularity-loext="122%" draw:extrusion-specularity="100%" drawooo:sub-view-size="6791194 5236817" draw:text-areas="0 0 ?f0 ?f1" draw:type="ooxml-non-primitive" draw:enhanced-path="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">
            <draw:equation draw:name="f0" draw:formula="logwidth"/>
            <draw:equation draw:name="f1" draw:formula="logheight"/>
          </draw:enhanced-geometry>
        </draw:custom-shape>
        <draw:custom-shape draw:name="Decision 1" draw:style-name="gr43" draw:text-style-name="P27" draw:layer="layout" svg:width="3cm" svg:height="2cm" svg:x="4.175cm" svg:y="15.605cm">
          <text:p text:style-name="P26"><text:span text:style-name="T9">Decisi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name="Checkbox-Checked 1" draw:style-name="gr44" draw:text-style-name="P14" draw:layer="layout" svg:width="2.83cm" svg:height="2.83cm" svg:x="15.315cm" svg:y="12.784cm">
          <draw:image xlink:href="Pictures/100003FE00000B0F00000B0F50E3C914.svg" xlink:type="simple" xlink:show="embed" xlink:actuate="onLoad" draw:mime-type="image/svg+xml">
            <text:p/>
          </draw:image>
          <draw:image xlink:href="Pictures/100000010000008600000086EC0AF7DD.png" xlink:type="simple" xlink:show="embed" xlink:actuate="onLoad" draw:mime-type="image/png"/>
        </draw:frame>
        <draw:g draw:name="left-right-arrows 1" draw:style-name="gr10">
          <draw:custom-shape draw:style-name="gr45" draw:text-style-name="P28" draw:layer="layout" svg:width="3.25cm" svg:height="2cm" svg:x="10.564cm" svg:y="7.985cm">
            <text:p/>
            <draw:enhanced-geometry svg:viewBox="0 0 21600 21600" draw:mirror-horizontal="false" draw:mirror-vertical="false" draw:text-areas="?f7 ?f0 21600 ?f2" draw:type="left-arrow" draw:modifiers="7211.99600133289 5462.0689655172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29" draw:layer="layout" svg:width="3.25cm" svg:height="2cm" svg:x="13.314cm" svg:y="7.985cm">
            <text:p/>
            <draw:enhanced-geometry svg:viewBox="0 0 21600 21600" draw:text-areas="0 ?f0 ?f5 ?f2" draw:type="right-arrow" draw:modifiers="14423.9920026658 5462.0689655172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draw:name="toggle-checked 2" draw:style-name="gr10">
          <draw:custom-shape draw:style-name="gr47" draw:text-style-name="P30" draw:layer="layout" svg:width="1.522cm" svg:height="0.569cm" svg:x="15.988cm" svg:y="20.1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31" draw:layer="layout" svg:width="0.913cm" svg:height="0.853cm" svg:x="16.597cm" svg:y="20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49" draw:text-style-name="P32" draw:layer="layout" svg:width="0.395cm" svg:height="0.283cm" svg:x="16.852cm" svg:y="20.315cm" svg:viewBox="0 0 396 284" draw:points="0,159 134,284 396,0">
            <text:p/>
          </draw:polyline>
        </draw:g>
        <draw:frame draw:name="Checkbox-Unchecked" draw:style-name="gr50" draw:text-style-name="P14" draw:layer="layout" svg:width="2.83cm" svg:height="2.83cm" svg:x="10.509cm" svg:y="12.5cm">
          <draw:image xlink:href="Pictures/1000026500000B0F00000B0F5F5A0070.svg" xlink:type="simple" xlink:show="embed" xlink:actuate="onLoad" draw:mime-type="image/svg+xml">
            <text:p/>
          </draw:image>
          <draw:image xlink:href="Pictures/10000001000000860000008612D3497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dee6ef" draw:end-color="#2a6099" draw:start-intensity="100%" draw:end-intensity="100%" draw:angle="300deg" draw:border="0%">
      <loext:gradient-stop svg:offset="0" loext:color-type="rgb" loext:color-value="#dee6ef"/>
      <loext:gradient-stop svg:offset="1" loext:color-type="rgb" loext:color-value="#2a6099"/>
    </draw:gradient>
    <draw:gradient draw:name="Gradient_20_9" draw:display-name="Gradient 9" draw:style="linear" draw:start-color="#ff8000" draw:end-color="#ffdbb6" draw:start-intensity="100%" draw:end-intensity="100%" draw:angle="300deg" draw:border="0%">
      <loext:gradient-stop svg:offset="0" loext:color-type="rgb" loext:color-value="#ff8000"/>
      <loext:gradient-stop svg:offset="1" loext:color-type="rgb" loext:color-value="#ffdbb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2T20:53:42.377000000</meta:creation-date>
    <dc:date>2024-06-30T22:08:18.085000000</dc:date>
    <meta:editing-duration>P5DT12H37M47S</meta:editing-duration>
    <meta:editing-cycles>22</meta:editing-cycles>
    <meta:generator>LibreOffice/24.2.0.3$Windows_X86_64 LibreOffice_project/da48488a73ddd66ea24cf16bbc4f7b9c08e9bea1</meta:generator>
    <meta:document-statistic meta:object-count="54"/>
  </office:meta>
</office:document-meta>
</file>